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1a2d" officeooo:paragraph-rsid="00191a2d"/>
    </style:style>
    <style:style style:name="P2" style:family="paragraph" style:parent-style-name="Standard">
      <style:text-properties fo:color="#000000" officeooo:rsid="00191a2d" officeooo:paragraph-rsid="00191a2d"/>
    </style:style>
    <style:style style:name="P3" style:family="paragraph" style:parent-style-name="Standard">
      <style:text-properties fo:font-size="14pt" fo:font-weight="bold" officeooo:rsid="00191a2d" officeooo:paragraph-rsid="00191a2d" style:font-size-asian="14pt" style:font-weight-asian="bold" style:font-size-complex="14pt" style:font-weight-complex="bold"/>
    </style:style>
    <style:style style:name="P4" style:family="paragraph" style:parent-style-name="Standard">
      <style:paragraph-properties fo:margin-left="0cm" fo:margin-right="0cm" fo:orphans="2" fo:widows="2" fo:text-indent="0cm" style:auto-text-indent="false"/>
      <style:text-properties fo:font-variant="normal" fo:text-transform="none" fo:letter-spacing="normal" fo:font-style="normal" fo:font-weight="normal"/>
    </style:style>
    <style:style style:name="P5" style:family="paragraph" style:parent-style-name="Standard">
      <style:paragraph-properties fo:margin-left="0cm" fo:margin-right="0cm" fo:orphans="2" fo:widows="2" fo:text-indent="0cm" style:auto-text-indent="false"/>
      <style:text-properties fo:font-variant="normal" fo:text-transform="none" fo:letter-spacing="normal" fo:font-style="normal" fo:font-weight="normal" officeooo:paragraph-rsid="00191a2d"/>
    </style:style>
    <style:style style:name="P6" style:family="paragraph" style:parent-style-name="Standard">
      <style:paragraph-properties fo:margin-left="0cm" fo:margin-right="0cm" fo:orphans="2" fo:widows="2" fo:text-indent="0cm" style:auto-text-indent="false"/>
      <style:text-properties fo:font-variant="normal" fo:text-transform="none" fo:font-size="14pt" fo:letter-spacing="normal" fo:font-style="normal" fo:font-weight="bold" officeooo:rsid="00191a2d" officeooo:paragraph-rsid="00191a2d" style:font-size-asian="14pt" style:font-weight-asian="bold" style:font-size-complex="14pt" style:font-weight-complex="bold"/>
    </style:style>
    <style:style style:name="P7" style:family="paragraph" style:parent-style-name="Standard">
      <style:paragraph-properties fo:margin-left="0cm" fo:margin-right="0cm" fo:orphans="2" fo:widows="2" fo:text-indent="0cm" style:auto-text-indent="false"/>
      <style:text-properties fo:font-variant="normal" fo:text-transform="none" fo:font-size="14pt" fo:letter-spacing="normal" fo:font-style="normal" fo:font-weight="bold" style:font-size-asian="14pt" style:font-weight-asian="bold" style:font-size-complex="14pt" style:font-weight-complex="bold"/>
    </style:style>
    <style:style style:name="P8" style:family="paragraph" style:parent-style-name="Standard">
      <style:paragraph-properties fo:margin-left="0cm" fo:margin-right="0cm" fo:orphans="2" fo:widows="2" fo:text-indent="0cm" style:auto-text-indent="false"/>
      <style:text-properties fo:font-variant="normal" fo:text-transform="none" fo:font-size="12pt" fo:letter-spacing="normal" fo:font-style="normal" fo:font-weight="bold" officeooo:rsid="00191a2d" officeooo:paragraph-rsid="00191a2d" style:font-size-asian="10.5pt" style:font-weight-asian="bold" style:font-size-complex="12pt" style:font-weight-complex="bold"/>
    </style:style>
    <style:style style:name="P9" style:family="paragraph" style:parent-style-name="Standard">
      <style:paragraph-properties fo:margin-left="0cm" fo:margin-right="0cm" fo:orphans="2" fo:widows="2" fo:text-indent="0cm" style:auto-text-indent="false"/>
      <style:text-properties fo:font-variant="normal" fo:text-transform="none" fo:color="#000000" fo:font-size="12pt" fo:letter-spacing="normal" fo:font-style="normal" fo:font-weight="bold" officeooo:rsid="00191a2d" officeooo:paragraph-rsid="00191a2d" style:font-size-asian="12pt" style:font-weight-asian="bold" style:font-size-complex="12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color="#000000" style:font-name="Monospace"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fo:color="#000000" fo:font-size="12pt" style:font-size-asian="12pt" style:font-size-complex="12pt"/>
    </style:style>
    <style:style style:name="P12" style:family="paragraph" style:parent-style-name="Standard">
      <style:paragraph-properties fo:margin-left="0cm" fo:margin-right="0cm" fo:text-align="start" style:justify-single-word="false" fo:text-indent="0cm" style:auto-text-indent="false"/>
      <style:text-properties fo:color="#000000"/>
    </style:style>
    <style:style style:name="T1" style:family="text">
      <style:text-properties officeooo:rsid="00191a2d"/>
    </style:style>
    <style:style style:name="T2" style:family="text">
      <style:text-properties fo:color="#8dcbe2" style:font-name="Monospace" fo:font-size="10pt" style:font-size-asian="10pt"/>
    </style:style>
    <style:style style:name="T3" style:family="text">
      <style:text-properties fo:color="#8dcbe2" style:font-name="Monospace"/>
    </style:style>
    <style:style style:name="T4" style:family="text">
      <style:text-properties fo:color="#d8d8d8" style:font-name="Monospace" fo:font-size="10pt" style:font-size-asian="10pt"/>
    </style:style>
    <style:style style:name="T5" style:family="text">
      <style:text-properties fo:color="#d8d8d8" style:font-name="Monospace" fo:font-size="10pt" style:text-underline-style="solid" style:text-underline-width="auto" style:text-underline-color="font-color" style:font-size-asian="10pt"/>
    </style:style>
    <style:style style:name="T6" style:family="text">
      <style:text-properties fo:color="#d8d8d8" style:font-name="Monospace"/>
    </style:style>
    <style:style style:name="T7" style:family="text">
      <style:text-properties fo:color="#d8d8d8" style:font-name="Monospace" style:text-underline-style="solid" style:text-underline-width="auto" style:text-underline-color="font-color"/>
    </style:style>
    <style:style style:name="T8" style:family="text">
      <style:text-properties fo:color="#d25252" style:font-name="Monospace" fo:font-size="10pt" style:font-size-asian="10pt"/>
    </style:style>
    <style:style style:name="T9" style:family="text">
      <style:text-properties fo:color="#d25252" style:font-name="Monospace"/>
    </style:style>
    <style:style style:name="T10" style:family="text">
      <style:text-properties fo:color="#d25252" style:text-line-through-style="solid" style:text-line-through-type="single" style:font-name="Monospace" fo:font-size="10pt" style:text-underline-style="solid" style:text-underline-width="auto" style:text-underline-color="font-color" style:font-size-asian="10pt"/>
    </style:style>
    <style:style style:name="T11" style:family="text">
      <style:text-properties fo:color="#d25252" style:text-line-through-style="solid" style:text-line-through-type="single" style:font-name="Monospace" style:text-underline-style="solid" style:text-underline-width="auto" style:text-underline-color="font-color"/>
    </style:style>
    <style:style style:name="T12" style:family="text">
      <style:text-properties fo:color="#bed6ff" style:font-name="Monospace" fo:font-size="10pt" style:font-size-asian="10pt"/>
    </style:style>
    <style:style style:name="T13" style:family="text">
      <style:text-properties fo:color="#bed6ff" style:font-name="Monospace" fo:font-size="10pt" style:text-underline-style="solid" style:text-underline-width="auto" style:text-underline-color="font-color" style:font-size-asian="10pt"/>
    </style:style>
    <style:style style:name="T14" style:family="text">
      <style:text-properties fo:color="#bed6ff" style:font-name="Monospace"/>
    </style:style>
    <style:style style:name="T15" style:family="text">
      <style:text-properties fo:color="#bed6ff" style:font-name="Monospace" style:text-underline-style="solid" style:text-underline-width="auto" style:text-underline-color="font-color"/>
    </style:style>
    <style:style style:name="T16" style:family="text">
      <style:text-properties fo:color="#79abff" style:font-name="Monospace" fo:font-size="10pt" style:font-size-asian="10pt"/>
    </style:style>
    <style:style style:name="T17" style:family="text">
      <style:text-properties fo:color="#79abff" style:font-name="Monospace" fo:font-size="10pt" style:text-underline-style="solid" style:text-underline-width="auto" style:text-underline-color="font-color" style:font-size-asian="10pt"/>
    </style:style>
    <style:style style:name="T18" style:family="text">
      <style:text-properties fo:color="#79abff" style:font-name="Monospace"/>
    </style:style>
    <style:style style:name="T19" style:family="text">
      <style:text-properties fo:color="#79abff" style:font-name="Monospace" style:text-underline-style="solid" style:text-underline-width="auto" style:text-underline-color="font-color"/>
    </style:style>
    <style:style style:name="T20" style:family="text">
      <style:text-properties fo:color="#ffffff" style:font-name="Monospace" fo:font-size="10pt" style:font-size-asian="10pt"/>
    </style:style>
    <style:style style:name="T21" style:family="text">
      <style:text-properties fo:color="#ffffff" style:font-name="Monospace"/>
    </style:style>
    <style:style style:name="T22" style:family="text">
      <style:text-properties fo:color="#efc090" style:font-name="Monospace" fo:font-size="10pt" style:font-size-asian="10pt"/>
    </style:style>
    <style:style style:name="T23" style:family="text">
      <style:text-properties fo:color="#efc090" style:font-name="Monospace"/>
    </style:style>
    <style:style style:name="T24" style:family="text">
      <style:text-properties fo:color="#bfa4a4" style:font-name="Monospace" fo:font-size="10pt" style:font-size-asian="10pt"/>
    </style:style>
    <style:style style:name="T25" style:family="text">
      <style:text-properties fo:color="#bfa4a4" style:font-name="Monospace"/>
    </style:style>
    <style:style style:name="T26" style:family="text">
      <style:text-properties fo:color="#ffc600" style:font-name="Monospace" fo:font-size="10pt" style:font-size-asian="10pt"/>
    </style:style>
    <style:style style:name="T27" style:family="text">
      <style:text-properties fo:color="#ffc600" style:font-name="Monospace"/>
    </style:style>
    <style:style style:name="T28" style:family="text">
      <style:text-properties fo:color="#7fb347" style:font-name="Monospace" fo:font-size="10pt" style:font-size-asian="10pt"/>
    </style:style>
    <style:style style:name="T29" style:family="text">
      <style:text-properties fo:color="#7fb347" style:font-name="Monospace"/>
    </style:style>
    <style:style style:name="T30" style:family="text">
      <style:text-properties style:font-name="Monospace"/>
    </style:style>
    <style:style style:name="T31" style:family="text">
      <style:text-properties style:font-name="Monospace"/>
    </style:style>
    <style:style style:name="T32" style:family="text">
      <style:text-properties style:font-name="Monospace"/>
    </style:style>
    <style:style style:name="T33" style:family="text">
      <style:text-properties style:font-name="Monospace"/>
    </style:style>
    <style:style style:name="T34" style:family="text">
      <style:text-properties style:font-name="Monospace"/>
    </style:style>
    <style:style style:name="T35" style:family="text">
      <style:text-properties style:font-name="Monospace" style:text-underline-style="solid" style:text-underline-width="auto" style:text-underline-color="font-color"/>
    </style:style>
    <style:style style:name="T36" style:family="text">
      <style:text-properties style:font-name="Monospace" style:text-underline-style="solid" style:text-underline-width="auto" style:text-underline-color="font-color"/>
    </style:style>
    <style:style style:name="T37" style:family="text">
      <style:text-properties style:font-name="Monospace" style:text-underline-style="solid" style:text-underline-width="auto" style:text-underline-color="font-color"/>
    </style:style>
    <style:style style:name="T38" style:family="text">
      <style:text-properties style:font-name="Monospace"/>
    </style:style>
    <style:style style:name="T39" style:family="text">
      <style:text-properties style:font-name="Monospace"/>
    </style:style>
    <style:style style:name="T40" style:family="text">
      <style:text-properties style:font-name="Monospace"/>
    </style:style>
    <style:style style:name="T41" style:family="text">
      <style:text-properties style:font-name="Monospace"/>
    </style:style>
    <style:style style:name="T42" style:family="text">
      <style:text-properties style:font-name="Monospace"/>
    </style:style>
    <style:style style:name="T43" style:family="text">
      <style:text-properties style:font-name="Monospace" fo:font-size="10pt" style:font-size-asian="10pt"/>
    </style:style>
    <style:style style:name="T44" style:family="text">
      <style:text-properties style:text-line-through-style="solid" style:text-line-through-type="single" style:font-name="Monospace"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aniel’s Assignment </text:p>
      <text:p text:style-name="P5">Daniels happens to be a hot -shot programmer in Java until his teacher gave him an assignment on Array List which he couldn’t solve. According to the assignment he must develop a program in which he can enter elements dynamically using Array List methods also he must show how to remove the elements from it. Through his program he must prove the fact that an Array List can store duplicate <text:s/>values too. He should make a method through which he can delete any entry of the </text:p>
      <text:p text:style-name="P4">Array List provided that the method must return the index of the value deleted.</text:p>
      <text:p text:style-name="P4"/>
      <text:p text:style-name="P6">Input code :</text:p>
      <text:p text:style-name="P8"><text:span text:style-name="T2"/></text:p>
      <text:p text:style-name="P8"><text:span text:style-name="T2"/></text:p>
      <text:p text:style-name="P9"><text:span text:style-name="T30">package</text:span><text:span text:style-name="T30"> module01;</text:span></text:p>
      <text:p text:style-name="P10"/>
      <text:p text:style-name="P11"><text:span text:style-name="T30">import</text:span><text:span text:style-name="T30"> java.util.ArrayList;</text:span></text:p>
      <text:p text:style-name="P11"><text:span text:style-name="T30">import</text:span><text:span text:style-name="T30"> java.util.Scanner;</text:span></text:p>
      <text:p text:style-name="P10"/>
      <text:p text:style-name="P11"><text:span text:style-name="T30">public</text:span><text:span text:style-name="T30"> </text:span><text:span text:style-name="T30">class</text:span><text:span text:style-name="T30"> </text:span><text:span text:style-name="T30">arraylist</text:span><text:span text:style-name="T30"> {</text:span></text:p>
      <text:p text:style-name="P11"><text:span text:style-name="T30"><text:tab/></text:span></text:p>
      <text:p text:style-name="P11"><text:span text:style-name="T30"><text:tab/></text:span><text:span text:style-name="T30">public</text:span><text:span text:style-name="T30"> </text:span><text:span text:style-name="T30">static</text:span><text:span text:style-name="T30"> </text:span><text:span text:style-name="T30">void</text:span><text:span text:style-name="T30"> </text:span><text:span text:style-name="T30">main</text:span><text:span text:style-name="T30">(</text:span><text:span text:style-name="T30">String</text:span><text:span text:style-name="T30"> </text:span><text:span text:style-name="T30">args</text:span><text:span text:style-name="T30">[])</text:span></text:p>
      <text:p text:style-name="P11"><text:span text:style-name="T30"><text:tab/>{</text:span></text:p>
      <text:p text:style-name="P11"><text:span text:style-name="T30"><text:tab/><text:tab/></text:span><text:span text:style-name="T30">Scanner</text:span><text:span text:style-name="T30"> </text:span><text:span text:style-name="T35">sc</text:span><text:span text:style-name="T30">= </text:span><text:span text:style-name="T30">new</text:span><text:span text:style-name="T30"> </text:span><text:span text:style-name="T30">Scanner</text:span><text:span text:style-name="T30">(</text:span><text:span text:style-name="T30">System</text:span><text:span text:style-name="T30">.</text:span><text:span text:style-name="T30">in</text:span><text:span text:style-name="T30">);</text:span></text:p>
      <text:p text:style-name="P11"><text:span text:style-name="T30"><text:tab/><text:tab/></text:span><text:span text:style-name="T30">ArrayList</text:span><text:span text:style-name="T30">&lt;</text:span><text:span text:style-name="T30">Integer</text:span><text:span text:style-name="T30">&gt; </text:span><text:span text:style-name="T30">arr</text:span><text:span text:style-name="T30"> = </text:span><text:span text:style-name="T30">new</text:span><text:span text:style-name="T30"> </text:span><text:span text:style-name="T30">ArrayList</text:span><text:span text:style-name="T30">&lt;</text:span><text:span text:style-name="T30">Integer</text:span><text:span text:style-name="T30">&gt;();</text:span></text:p>
      <text:p text:style-name="P11"><text:span text:style-name="T30"><text:tab/><text:tab/></text:span><text:span text:style-name="T30">int</text:span><text:span text:style-name="T30"> </text:span><text:span text:style-name="T30">ch</text:span><text:span text:style-name="T30">;</text:span></text:p>
      <text:p text:style-name="P11"><text:span text:style-name="T30"><text:tab/><text:tab/></text:span><text:span text:style-name="T30">do</text:span><text:span text:style-name="T30"> {</text:span></text:p>
      <text:p text:style-name="P11"><text:span text:style-name="T30"><text:tab/><text:tab/><text:tab/></text:span><text:span text:style-name="T30">System</text:span><text:span text:style-name="T30">.</text:span><text:span text:style-name="T30">out</text:span><text:span text:style-name="T30">.</text:span><text:span text:style-name="T30">println</text:span><text:span text:style-name="T30">(</text:span><text:span text:style-name="T30">"Enter your choice : \n 1.insert element in array list \n 2. delete element\n 3. display \n 4.exit"</text:span><text:span text:style-name="T30">);</text:span></text:p>
      <text:p text:style-name="P11"><text:span text:style-name="T30"><text:tab/><text:tab/><text:tab/></text:span><text:span text:style-name="T30">ch</text:span><text:span text:style-name="T30">= </text:span><text:span text:style-name="T30">sc</text:span><text:span text:style-name="T30">.</text:span><text:span text:style-name="T30">nextInt</text:span><text:span text:style-name="T30">();</text:span></text:p>
      <text:p text:style-name="P11"><text:span text:style-name="T30"><text:tab/><text:tab/><text:tab/></text:span><text:span text:style-name="T30">switch</text:span><text:span text:style-name="T30">(</text:span><text:span text:style-name="T30">ch</text:span><text:span text:style-name="T30">) </text:span></text:p>
      <text:p text:style-name="P11"><text:span text:style-name="T30"><text:tab/><text:tab/><text:tab/>{</text:span></text:p>
      <text:p text:style-name="P11"><text:span text:style-name="T30"><text:tab/><text:tab/><text:tab/><text:tab/></text:span><text:span text:style-name="T30">case</text:span><text:span text:style-name="T30"> </text:span><text:span text:style-name="T30">1</text:span><text:span text:style-name="T30">:</text:span></text:p>
      <text:p text:style-name="P11"><text:span text:style-name="T30"><text:tab/><text:tab/><text:tab/><text:tab/><text:tab/></text:span><text:span text:style-name="T30">System</text:span><text:span text:style-name="T30">.</text:span><text:span text:style-name="T30">out</text:span><text:span text:style-name="T30">.</text:span><text:span text:style-name="T30">println</text:span><text:span text:style-name="T30">(</text:span><text:span text:style-name="T30">"Enter element to be inserted:"</text:span><text:span text:style-name="T30">);</text:span></text:p>
      <text:p text:style-name="P11"><text:span text:style-name="T30"><text:tab/><text:tab/><text:tab/><text:tab/><text:tab/></text:span><text:span text:style-name="T30">int</text:span><text:span text:style-name="T30"> </text:span><text:span text:style-name="T30">el</text:span><text:span text:style-name="T30">;</text:span></text:p>
      <text:p text:style-name="P11"><text:span text:style-name="T30"><text:tab/><text:tab/><text:tab/><text:tab/><text:tab/></text:span><text:span text:style-name="T30">el</text:span><text:span text:style-name="T30">= </text:span><text:span text:style-name="T30">sc</text:span><text:span text:style-name="T30">.</text:span><text:span text:style-name="T30">nextInt</text:span><text:span text:style-name="T30">();</text:span></text:p>
      <text:p text:style-name="P11"><text:span text:style-name="T30"><text:tab/><text:tab/><text:tab/><text:tab/><text:tab/></text:span><text:span text:style-name="T30">arr</text:span><text:span text:style-name="T30">.</text:span><text:span text:style-name="T30">add</text:span><text:span text:style-name="T30">(</text:span><text:span text:style-name="T30">el</text:span><text:span text:style-name="T30">);</text:span></text:p>
      <text:p text:style-name="P11"><text:span text:style-name="T30"><text:tab/><text:tab/><text:tab/><text:tab/><text:tab/></text:span><text:span text:style-name="T30">System</text:span><text:span text:style-name="T30">.</text:span><text:span text:style-name="T30">out</text:span><text:span text:style-name="T30">.</text:span><text:span text:style-name="T30">println</text:span><text:span text:style-name="T30">(</text:span><text:span text:style-name="T30">"Element inserted"</text:span><text:span text:style-name="T30">);</text:span></text:p>
      <text:p text:style-name="P11"><text:span text:style-name="T30"><text:tab/><text:tab/><text:tab/><text:tab/><text:tab/></text:span><text:span text:style-name="T30">break</text:span><text:span text:style-name="T30">;</text:span></text:p>
      <text:p text:style-name="P11"><text:span text:style-name="T30"><text:tab/><text:tab/><text:tab/><text:tab/></text:span></text:p>
      <text:p text:style-name="P11"><text:span text:style-name="T30"><text:tab/><text:tab/><text:tab/><text:tab/></text:span><text:span text:style-name="T30">case</text:span><text:span text:style-name="T30"> </text:span><text:span text:style-name="T30">2</text:span><text:span text:style-name="T30">:</text:span></text:p>
      <text:p text:style-name="P11"><text:span text:style-name="T30"><text:tab/><text:tab/><text:tab/><text:tab/><text:tab/></text:span><text:span text:style-name="T30">System</text:span><text:span text:style-name="T30">.</text:span><text:span text:style-name="T30">out</text:span><text:span text:style-name="T30">.</text:span><text:span text:style-name="T30">println</text:span><text:span text:style-name="T30">(</text:span><text:span text:style-name="T30">"Enter element to be deleted"</text:span><text:span text:style-name="T30">);</text:span></text:p>
      <text:p text:style-name="P11"><text:span text:style-name="T30"><text:tab/><text:tab/><text:tab/><text:tab/><text:tab/></text:span><text:span text:style-name="T30">int</text:span><text:span text:style-name="T30"> </text:span><text:span text:style-name="T30">dl</text:span><text:span text:style-name="T30">;</text:span></text:p>
      <text:p text:style-name="P11"><text:span text:style-name="T30"><text:tab/><text:tab/><text:tab/><text:tab/><text:tab/></text:span><text:span text:style-name="T30">dl</text:span><text:span text:style-name="T30">= </text:span><text:span text:style-name="T30">sc</text:span><text:span text:style-name="T30">.</text:span><text:span text:style-name="T30">nextInt</text:span><text:span text:style-name="T30">();</text:span></text:p>
      <text:p text:style-name="P11"><text:span text:style-name="T30"><text:tab/><text:tab/><text:tab/><text:tab/><text:tab/></text:span><text:span text:style-name="T30">int</text:span><text:span text:style-name="T30"> </text:span><text:span text:style-name="T30">index</text:span><text:span text:style-name="T30">= </text:span><text:span text:style-name="T30">arr</text:span><text:span text:style-name="T30">.</text:span><text:span text:style-name="T30">indexOf</text:span><text:span text:style-name="T30">(</text:span><text:span text:style-name="T30">dl</text:span><text:span text:style-name="T30">);</text:span></text:p>
      <text:p text:style-name="P11"><text:span text:style-name="T30"><text:tab/><text:tab/><text:tab/><text:tab/><text:tab/></text:span><text:span text:style-name="T30">arr</text:span><text:span text:style-name="T30">.</text:span><text:span text:style-name="T30">remove</text:span><text:span text:style-name="T30">(</text:span><text:span text:style-name="T30">new</text:span><text:span text:style-name="T30"> </text:span><text:span text:style-name="T44">Integer</text:span><text:span text:style-name="T35">(</text:span><text:span text:style-name="T35">dl</text:span><text:span text:style-name="T35">)</text:span><text:span text:style-name="T30">);</text:span></text:p>
      <text:p text:style-name="P11"><text:span text:style-name="T30"><text:tab/><text:tab/><text:tab/><text:tab/><text:tab/></text:span><text:span text:style-name="T30">System</text:span><text:span text:style-name="T30">.</text:span><text:span text:style-name="T30">out</text:span><text:span text:style-name="T30">.</text:span><text:span text:style-name="T30">println</text:span><text:span text:style-name="T30">(</text:span><text:span text:style-name="T30">"Element deleted at index"</text:span><text:span text:style-name="T30"> +</text:span><text:span text:style-name="T30">index</text:span><text:span text:style-name="T30">);</text:span></text:p>
      <text:p text:style-name="P11"><text:span text:style-name="T30"><text:tab/><text:tab/><text:tab/><text:tab/><text:tab/></text:span></text:p>
      <text:p text:style-name="P11"><text:span text:style-name="T30"><text:tab/><text:tab/><text:tab/><text:tab/></text:span><text:span text:style-name="T30">case</text:span><text:span text:style-name="T30"> </text:span><text:span text:style-name="T30">3</text:span><text:span text:style-name="T30">:</text:span></text:p>
      <text:p text:style-name="P11"><text:span text:style-name="T30"><text:tab/><text:tab/><text:tab/><text:tab/><text:tab/> </text:span><text:span text:style-name="T30">System</text:span><text:span text:style-name="T30">.</text:span><text:span text:style-name="T30">out</text:span><text:span text:style-name="T30">.</text:span><text:span text:style-name="T30">println</text:span><text:span text:style-name="T30">(</text:span><text:span text:style-name="T30">arr</text:span><text:span text:style-name="T30">);</text:span></text:p>
      <text:p text:style-name="P11"><text:span text:style-name="T30"><text:tab/><text:tab/><text:tab/><text:tab/><text:tab/> </text:span></text:p>
      <text:p text:style-name="P11"><text:soft-page-break/><text:span text:style-name="T30"><text:tab/><text:tab/><text:tab/><text:tab/></text:span><text:span text:style-name="T30">default</text:span><text:span text:style-name="T30">:</text:span></text:p>
      <text:p text:style-name="P11"><text:span text:style-name="T30"><text:tab/><text:tab/><text:tab/><text:tab/><text:tab/></text:span><text:span text:style-name="T30">System</text:span><text:span text:style-name="T30">.</text:span><text:span text:style-name="T30">out</text:span><text:span text:style-name="T30">.</text:span><text:span text:style-name="T30">println</text:span><text:span text:style-name="T30">(</text:span><text:span text:style-name="T30">"Enter valid choice"</text:span><text:span text:style-name="T30">);</text:span></text:p>
      <text:p text:style-name="P11"><text:span text:style-name="T30"><text:tab/><text:tab/><text:tab/><text:tab/></text:span></text:p>
      <text:p text:style-name="P11"><text:span text:style-name="T30"><text:tab/><text:tab/><text:tab/>}</text:span></text:p>
      <text:p text:style-name="P11"><text:span text:style-name="T30"><text:tab/><text:tab/><text:tab/></text:span></text:p>
      <text:p text:style-name="P11"><text:span text:style-name="T30"><text:tab/><text:tab/><text:tab/></text:span></text:p>
      <text:p text:style-name="P11"><text:span text:style-name="T30"><text:tab/><text:tab/>}</text:span><text:span text:style-name="T30">while</text:span><text:span text:style-name="T30">(</text:span><text:span text:style-name="T30">ch</text:span><text:span text:style-name="T30">!=</text:span><text:span text:style-name="T30">4</text:span><text:span text:style-name="T30">);</text:span></text:p>
      <text:p text:style-name="P11"><text:span text:style-name="T30"><text:tab/><text:tab/></text:span></text:p>
      <text:p text:style-name="P11"><text:span text:style-name="T30"><text:tab/><text:tab/></text:span></text:p>
      <text:p text:style-name="P11"><text:span text:style-name="T30"><text:tab/><text:tab/></text:span></text:p>
      <text:p text:style-name="P11"><text:span text:style-name="T30"><text:tab/></text:span></text:p>
      <text:p text:style-name="P11"><text:span text:style-name="T30"><text:tab/><text:tab/></text:span></text:p>
      <text:p text:style-name="P11"><text:span text:style-name="T30"><text:tab/>}</text:span></text:p>
      <text:p text:style-name="P10"/>
      <text:p text:style-name="P11"><text:span text:style-name="T30">}</text:span></text:p>
      <text:p text:style-name="P9"/>
      <text:p text:style-name="Standard"/>
      <text:p text:style-name="P3">output:</text:p>
      <text:p text:style-name="P1"/>
      <text:p text:style-name="P2"><text:span text:style-name="T43">Enter your choice : </text:span></text:p>
      <text:p text:style-name="P12"><text:span text:style-name="T43"><text:s/>1.insert element in array list </text:span></text:p>
      <text:p text:style-name="P12"><text:span text:style-name="T43"><text:s/>2. delete element</text:span></text:p>
      <text:p text:style-name="P12"><text:span text:style-name="T43"><text:s/>3. display </text:span></text:p>
      <text:p text:style-name="P12"><text:span text:style-name="T43"><text:s/>4.exit</text:span></text:p>
      <text:p text:style-name="P12"><text:span text:style-name="T43">1</text:span></text:p>
      <text:p text:style-name="P12"><text:span text:style-name="T43">Enter element to be inserted:</text:span></text:p>
      <text:p text:style-name="P12"><text:span text:style-name="T43">3</text:span></text:p>
      <text:p text:style-name="P12"><text:span text:style-name="T43">Element inserted</text:span></text:p>
      <text:p text:style-name="P12"><text:span text:style-name="T43">Enter your choice : </text:span></text:p>
      <text:p text:style-name="P12"><text:span text:style-name="T43"><text:s/>1.insert element in array list </text:span></text:p>
      <text:p text:style-name="P12"><text:span text:style-name="T43"><text:s/>2. delete element</text:span></text:p>
      <text:p text:style-name="P12"><text:span text:style-name="T43"><text:s/>3. display </text:span></text:p>
      <text:p text:style-name="P12"><text:span text:style-name="T43"><text:s/>4.exit</text:span></text:p>
      <text:p text:style-name="P12"><text:span text:style-name="T43">1</text:span></text:p>
      <text:p text:style-name="P12"><text:span text:style-name="T43">Enter element to be inserted:</text:span></text:p>
      <text:p text:style-name="P12"><text:span text:style-name="T43">5</text:span></text:p>
      <text:p text:style-name="P12"><text:span text:style-name="T43">Element inserted</text:span></text:p>
      <text:p text:style-name="P12"><text:span text:style-name="T43">Enter your choice : </text:span></text:p>
      <text:p text:style-name="P12"><text:span text:style-name="T43"><text:s/>1.insert element in array list </text:span></text:p>
      <text:p text:style-name="P12"><text:span text:style-name="T43"><text:s/>2. delete element</text:span></text:p>
      <text:p text:style-name="P12"><text:span text:style-name="T43"><text:s/>3. display </text:span></text:p>
      <text:p text:style-name="P12"><text:span text:style-name="T43"><text:s/>4.exit</text:span></text:p>
      <text:p text:style-name="P12"><text:span text:style-name="T43">1</text:span></text:p>
      <text:p text:style-name="P12"><text:span text:style-name="T43">Enter element to be inserted:</text:span></text:p>
      <text:p text:style-name="P12"><text:span text:style-name="T43">5</text:span></text:p>
      <text:p text:style-name="P12"><text:span text:style-name="T43">Element inserted</text:span></text:p>
      <text:p text:style-name="P12"><text:span text:style-name="T43">Enter your choice : </text:span></text:p>
      <text:p text:style-name="P12"><text:span text:style-name="T43"><text:s/>1.insert element in array list </text:span></text:p>
      <text:p text:style-name="P12"><text:span text:style-name="T43"><text:s/>2. delete element</text:span></text:p>
      <text:p text:style-name="P12"><text:span text:style-name="T43"><text:s/>3. display </text:span></text:p>
      <text:p text:style-name="P12"><text:span text:style-name="T43"><text:s/>4.exit</text:span></text:p>
      <text:p text:style-name="P12"><text:span text:style-name="T43">1</text:span></text:p>
      <text:p text:style-name="P12"><text:span text:style-name="T43">Enter element to be inserted:</text:span></text:p>
      <text:p text:style-name="P12"><text:span text:style-name="T43">6</text:span></text:p>
      <text:p text:style-name="P12"><text:span text:style-name="T43">Element inserted</text:span></text:p>
      <text:p text:style-name="P12"><text:span text:style-name="T43">Enter your choice : </text:span></text:p>
      <text:p text:style-name="P12"><text:span text:style-name="T43"><text:s/>1.insert element in array list </text:span></text:p>
      <text:p text:style-name="P12"><text:span text:style-name="T43"><text:s/>2. delete element</text:span></text:p>
      <text:p text:style-name="P12"><text:soft-page-break/><text:span text:style-name="T43"><text:s/>3. display </text:span></text:p>
      <text:p text:style-name="P12"><text:span text:style-name="T43"><text:s/>4.exit</text:span></text:p>
      <text:p text:style-name="P12"><text:span text:style-name="T43">3</text:span></text:p>
      <text:p text:style-name="P12"><text:span text:style-name="T43">[3, 5, 5, 6]</text:span></text:p>
      <text:p text:style-name="P12"><text:span text:style-name="T43">Enter valid choice</text:span></text:p>
      <text:p text:style-name="P12"><text:span text:style-name="T43">Enter your choice : </text:span></text:p>
      <text:p text:style-name="P12"><text:span text:style-name="T43"><text:s/>1.insert element in array list </text:span></text:p>
      <text:p text:style-name="P12"><text:span text:style-name="T43"><text:s/>2. delete element</text:span></text:p>
      <text:p text:style-name="P12"><text:span text:style-name="T43"><text:s/>3. display </text:span></text:p>
      <text:p text:style-name="P12"><text:span text:style-name="T43"><text:s/>4.exit</text:span></text:p>
      <text:p text:style-name="P12"><text:span text:style-name="T43">2</text:span></text:p>
      <text:p text:style-name="P12"><text:span text:style-name="T43">Enter element to be deleted</text:span></text:p>
      <text:p text:style-name="P12"><text:span text:style-name="T43">6</text:span></text:p>
      <text:p text:style-name="P12"><text:span text:style-name="T43">Element deleted at index3</text:span></text:p>
      <text:p text:style-name="P12"><text:span text:style-name="T43">[3, 5, 5]</text:span></text:p>
      <text:p text:style-name="P12"><text:span text:style-name="T43">Enter valid choice</text:span></text:p>
      <text:p text:style-name="P12"><text:span text:style-name="T43">Enter your choice : </text:span></text:p>
      <text:p text:style-name="P12"><text:span text:style-name="T43"><text:s/>1.insert element in array list </text:span></text:p>
      <text:p text:style-name="P12"><text:span text:style-name="T43"><text:s/>2. delete element</text:span></text:p>
      <text:p text:style-name="P12"><text:span text:style-name="T43"><text:s/>3. display </text:span></text:p>
      <text:p text:style-name="P12"><text:span text:style-name="T43"><text:s/>4.exit</text:span></text:p>
      <text:p text:style-name="P12"><text:span text:style-name="T43">2</text:span></text:p>
      <text:p text:style-name="P12"><text:span text:style-name="T43">Enter element to be deleted</text:span></text:p>
      <text:p text:style-name="P12"><text:span text:style-name="T43">5</text:span></text:p>
      <text:p text:style-name="P12"><text:span text:style-name="T43">Element deleted at index1</text:span></text:p>
      <text:p text:style-name="P12"><text:span text:style-name="T43">[3, 5]</text:span></text:p>
      <text:p text:style-name="P12"><text:span text:style-name="T43">Enter valid choice</text:span></text:p>
      <text:p text:style-name="P12"><text:span text:style-name="T43">Enter your choice : </text:span></text:p>
      <text:p text:style-name="P12"><text:span text:style-name="T43"><text:s/>1.insert element in array list </text:span></text:p>
      <text:p text:style-name="P12"><text:span text:style-name="T43"><text:s/>2. delete element</text:span></text:p>
      <text:p text:style-name="P12"><text:span text:style-name="T43"><text:s/>3. display </text:span></text:p>
      <text:p text:style-name="P12"><text:span text:style-name="T43"><text:s/>4.exit</text:span></text:p>
      <text:p text:style-name="P12"><text:span text:style-name="T43">4</text:span></text:p>
      <text:p text:style-name="P2"><text:span text:style-name="T43">Enter valid cho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12:08:16.780465264</meta:creation-date>
    <meta:generator>LibreOffice/6.0.7.3$Linux_X86_64 LibreOffice_project/00m0$Build-3</meta:generator>
    <dc:date>2020-04-14T12:12:49.493866014</dc:date>
    <meta:editing-duration>PT4M33S</meta:editing-duration>
    <meta:editing-cycles>1</meta:editing-cycles>
    <meta:document-statistic meta:table-count="0" meta:image-count="0" meta:object-count="0" meta:page-count="3" meta:paragraph-count="126" meta:word-count="405" meta:character-count="2654" meta:non-whitespace-character-count="2153"/>
  </office:meta>
</office:document-meta>
</file>